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85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2_20__28_5_29_">
      <style:table-properties table:display="true" style:writing-mode="lr-tb"/>
    </style:style>
    <style:style style:name="ta2" style:family="table" style:master-page-name="PageStyle_5f_Sheet2_20__28_4_29_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2_20__28_2_29_">
      <style:table-properties table:display="true" style:writing-mode="lr-tb"/>
    </style:style>
    <style:style style:name="ta5" style:family="table" style:master-page-name="PageStyle_5f_Sheet2_20__28_3_29_">
      <style:table-properties table:display="true" style:writing-mode="lr-tb"/>
    </style:style>
    <style:style style:name="ta6" style:family="table" style:master-page-name="PageStyle_5f_Sheet2_20__28_7_29_">
      <style:table-properties table:display="true" style:writing-mode="lr-tb"/>
    </style:style>
    <style:style style:name="ce1" style:family="table-cell" style:parent-style-name="Excel_20_Built-in_20_Normal">
      <style:table-cell-properties fo:background-color="#fdeada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ie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sizeX</text:p>
          </table:table-cell>
          <table:table-cell office:value-type="string">
            <text:p>sizeY</text:p>
          </table:table-cell>
          <table:table-cell/>
          <table:table-cell office:value-type="string">
            <text:p>Pivotx</text:p>
          </table:table-cell>
          <table:table-cell office:value-type="string">
            <text:p>Pivoty</text:p>
          </table:table-cell>
          <table:table-cell table:number-columns-repeated="1015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44">
            <text:p>44</text:p>
          </table:table-cell>
          <table:table-cell table:style-name="ce1"/>
          <table:table-cell table:style-name="ce1" office:value-type="float" office:value="93">
            <text:p>93</text:p>
          </table:table-cell>
          <table:table-cell table:style-name="ce1" office:value-type="float" office:value="44">
            <text:p>44</text:p>
          </table:table-cell>
          <table:table-cell table:style-name="ce1"/>
          <table:table-cell table:style-name="ce1" table:formula="of:=[.B2]/[.E2]" office:value-type="float" office:value="0.634408602150538">
            <text:p>0.6344086022</text:p>
          </table:table-cell>
          <table:table-cell table:style-name="ce1" table:formula="of:=1-[.C2]/[.F2]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35">
            <text:p>35</text:p>
          </table:table-cell>
          <table:table-cell/>
          <table:table-cell office:value-type="float" office:value="95">
            <text:p>95</text:p>
          </table:table-cell>
          <table:table-cell office:value-type="float" office:value="37">
            <text:p>37</text:p>
          </table:table-cell>
          <table:table-cell/>
          <table:table-cell table:formula="of:=[.B3]/[.E3]" office:value-type="float" office:value="0.589473684210526">
            <text:p>0.5894736842</text:p>
          </table:table-cell>
          <table:table-cell table:formula="of:=1-[.C3]/[.F3]" office:value-type="float" office:value="0.0540540540540541">
            <text:p>0.054054054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37">
            <text:p>37</text:p>
          </table:table-cell>
          <table:table-cell table:style-name="ce1"/>
          <table:table-cell table:style-name="ce1" office:value-type="float" office:value="95">
            <text:p>95</text:p>
          </table:table-cell>
          <table:table-cell table:style-name="ce1" office:value-type="float" office:value="39">
            <text:p>39</text:p>
          </table:table-cell>
          <table:table-cell table:style-name="ce1"/>
          <table:table-cell table:style-name="ce1" table:formula="of:=[.B4]/[.E4]" office:value-type="float" office:value="0.589473684210526">
            <text:p>0.5894736842</text:p>
          </table:table-cell>
          <table:table-cell table:style-name="ce1" table:formula="of:=1-[.C4]/[.F4]" office:value-type="float" office:value="0.0512820512820513">
            <text:p>0.0512820513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/>
          <table:table-cell office:value-type="float" office:value="95">
            <text:p>95</text:p>
          </table:table-cell>
          <table:table-cell office:value-type="float" office:value="40">
            <text:p>40</text:p>
          </table:table-cell>
          <table:table-cell/>
          <table:table-cell table:formula="of:=[.B5]/[.E5]" office:value-type="float" office:value="0.589473684210526">
            <text:p>0.5894736842</text:p>
          </table:table-cell>
          <table:table-cell table:formula="of:=1-[.C5]/[.F5]" office:value-type="float" office:value="0.05">
            <text:p>0.05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39">
            <text:p>39</text:p>
          </table:table-cell>
          <table:table-cell table:style-name="ce1"/>
          <table:table-cell table:style-name="ce1" office:value-type="float" office:value="95">
            <text:p>95</text:p>
          </table:table-cell>
          <table:table-cell table:style-name="ce1" office:value-type="float" office:value="41">
            <text:p>41</text:p>
          </table:table-cell>
          <table:table-cell table:style-name="ce1"/>
          <table:table-cell table:style-name="ce1" table:formula="of:=[.B6]/[.E6]" office:value-type="float" office:value="0.589473684210526">
            <text:p>0.5894736842</text:p>
          </table:table-cell>
          <table:table-cell table:style-name="ce1" table:formula="of:=1-[.C6]/[.F6]" office:value-type="float" office:value="0.0487804878048781">
            <text:p>0.0487804878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40">
            <text:p>40</text:p>
          </table:table-cell>
          <table:table-cell/>
          <table:table-cell office:value-type="float" office:value="95">
            <text:p>95</text:p>
          </table:table-cell>
          <table:table-cell office:value-type="float" office:value="42">
            <text:p>42</text:p>
          </table:table-cell>
          <table:table-cell/>
          <table:table-cell table:formula="of:=[.B7]/[.E7]" office:value-type="float" office:value="0.589473684210526">
            <text:p>0.5894736842</text:p>
          </table:table-cell>
          <table:table-cell table:formula="of:=1-[.C7]/[.F7]" office:value-type="float" office:value="0.0476190476190477">
            <text:p>0.0476190476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29">
            <text:p>29</text:p>
          </table:table-cell>
          <table:table-cell table:style-name="ce1"/>
          <table:table-cell table:style-name="ce1" office:value-type="float" office:value="95">
            <text:p>95</text:p>
          </table:table-cell>
          <table:table-cell table:style-name="ce1" office:value-type="float" office:value="31">
            <text:p>31</text:p>
          </table:table-cell>
          <table:table-cell table:style-name="ce1"/>
          <table:table-cell table:style-name="ce1" table:formula="of:=[.B8]/[.E8]" office:value-type="float" office:value="0.589473684210526">
            <text:p>0.5894736842</text:p>
          </table:table-cell>
          <table:table-cell table:style-name="ce1" table:formula="of:=1-[.C8]/[.F8]" office:value-type="float" office:value="0.0645161290322581">
            <text:p>0.064516129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/>
          <table:table-cell office:value-type="float" office:value="95">
            <text:p>95</text:p>
          </table:table-cell>
          <table:table-cell office:value-type="float" office:value="31">
            <text:p>31</text:p>
          </table:table-cell>
          <table:table-cell/>
          <table:table-cell table:formula="of:=[.B9]/[.E9]" office:value-type="float" office:value="0.589473684210526">
            <text:p>0.5894736842</text:p>
          </table:table-cell>
          <table:table-cell table:formula="of:=1-[.C9]/[.F9]" office:value-type="float" office:value="0.0645161290322581">
            <text:p>0.064516129</text:p>
          </table:table-cell>
          <table:table-cell office:value-type="float" office:value="7">
            <text:p>7</text:p>
          </table:table-cell>
          <table:table-cell table:number-columns-repeated="101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 table:number-rows-repeated="24">
          <table:table-cell table:style-name="Default" table:number-columns-repeated="11"/>
          <table:table-cell table:number-columns-repeated="101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mp" table:style-name="ta2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sizeX</text:p>
          </table:table-cell>
          <table:table-cell office:value-type="string">
            <text:p>sizeY</text:p>
          </table:table-cell>
          <table:table-cell/>
          <table:table-cell office:value-type="string">
            <text:p>Pivotx</text:p>
          </table:table-cell>
          <table:table-cell office:value-type="string">
            <text:p>Pivoty</text:p>
          </table:table-cell>
          <table:table-cell table:number-columns-repeated="1015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office:value-type="float" office:value="93">
            <text:p>93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table:formula="of:=[.B2]/[.E2]" office:value-type="float" office:value="0.623655913978495">
            <text:p>0.623655914</text:p>
          </table:table-cell>
          <table:table-cell table:style-name="ce1" table:formula="of:=1-[.C2]/[.F2]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1013"/>
        </table:table-row>
        <table:table-row table:style-name="ro1" table:number-rows-repeated="33">
          <table:table-cell table:style-name="Default" table:number-columns-repeated="11"/>
          <table:table-cell table:number-columns-repeated="101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ne(しゃがみ)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sizeX</text:p>
          </table:table-cell>
          <table:table-cell office:value-type="string">
            <text:p>sizeY</text:p>
          </table:table-cell>
          <table:table-cell/>
          <table:table-cell office:value-type="string">
            <text:p>Pivotx</text:p>
          </table:table-cell>
          <table:table-cell office:value-type="string">
            <text:p>Pivot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腕</text:p>
          </table:table-cell>
          <table:table-cell table:style-name="ce1" table:number-columns-repeated="6"/>
          <table:table-cell table:number-columns-repeated="3" table:style-name="ce1" office:value-type="string">
            <text:p><text:s/>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6">
            <text:p>16</text:p>
          </table:table-cell>
          <table:table-cell/>
          <table:table-cell office:value-type="float" office:value="98">
            <text:p>98</text:p>
          </table:table-cell>
          <table:table-cell office:value-type="float" office:value="25">
            <text:p>25</text:p>
          </table:table-cell>
          <table:table-cell/>
          <table:table-cell table:formula="of:=[.B3]/[.E3]" office:value-type="float" office:value="0.673469387755102">
            <text:p>0.6734693878</text:p>
          </table:table-cell>
          <table:table-cell table:formula="of:=1-[.C3]/[.F3]" office:value-type="float" office:value="0.36">
            <text:p>0.36</text:p>
          </table:table-cell>
          <table:table-cell office:value-type="string">
            <text:p><text:s/>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<text:s/></text:p>
          </table:table-cell>
          <table:table-cell table:style-name="ce1" table:number-columns-repeated="6"/>
          <table:table-cell table:number-columns-repeated="3" table:style-name="ce1" office:value-type="string">
            <text:p><text:s/>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>
            <text:p>胴体</text:p>
          </table:table-cell>
          <table:table-cell table:number-columns-repeated="6"/>
          <table:table-cell table:number-columns-repeated="3" office:value-type="string">
            <text:p><text:s/></text:p>
          </table:table-cell>
          <table:table-cell table:number-columns-repeated="101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-12">
            <text:p>-12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style-name="ce1" table:formula="of:=[.B6]/[.E6]" office:value-type="float" office:value="-0.387096774193548">
            <text:p>-0.3870967742</text:p>
          </table:table-cell>
          <table:table-cell table:style-name="ce1" table:formula="of:=1-[.C6]/[.F6]" office:value-type="float" office:value="0">
            <text:p>0</text:p>
          </table:table-cell>
          <table:table-cell table:style-name="ce1" office:value-type="string">
            <text:p><text:s/></text:p>
          </table:table-cell>
          <table:table-cell table:style-name="ce1"/>
          <table:table-cell table:number-columns-repeated="1013"/>
        </table:table-row>
        <table:table-row table:style-name="ro1" table:number-rows-repeated="19">
          <table:table-cell table:style-name="Default" table:number-columns-repeated="12"/>
          <table:table-cell table:number-columns-repeated="1012"/>
        </table:table-row>
        <table:table-row table:style-name="ro1" table:number-rows-repeated="11">
          <table:table-cell table:style-name="Default" table:number-columns-repeated="11"/>
          <table:table-cell table:number-columns-repeated="101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pe" table:style-name="ta4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sizeX</text:p>
          </table:table-cell>
          <table:table-cell office:value-type="string">
            <text:p>sizeY</text:p>
          </table:table-cell>
          <table:table-cell/>
          <table:table-cell office:value-type="string">
            <text:p>Pivotx</text:p>
          </table:table-cell>
          <table:table-cell office:value-type="string">
            <text:p>Pivoty</text:p>
          </table:table-cell>
          <table:table-cell table:number-columns-repeated="1015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2">
            <text:p>32</text:p>
          </table:table-cell>
          <table:table-cell table:style-name="ce1"/>
          <table:table-cell table:style-name="ce1" office:value-type="float" office:value="37">
            <text:p>37</text:p>
          </table:table-cell>
          <table:table-cell table:style-name="ce1" office:value-type="float" office:value="31">
            <text:p>31</text:p>
          </table:table-cell>
          <table:table-cell table:style-name="ce1"/>
          <table:table-cell table:style-name="ce1" table:formula="of:=[.B2]/[.E2]" office:value-type="float" office:value="0.513513513513513">
            <text:p>0.5135135135</text:p>
          </table:table-cell>
          <table:table-cell table:style-name="ce1" table:formula="of:=1-[.C2]/[.F2]" office:value-type="float" office:value="-0.032258064516129">
            <text:p>-0.032258064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/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/>
          <table:table-cell table:formula="of:=[.B3]/[.E3]" office:value-type="float" office:value="0.513513513513513">
            <text:p>0.5135135135</text:p>
          </table:table-cell>
          <table:table-cell table:formula="of:=1-[.C3]/[.F3]" office:value-type="float" office:value="-0.0588235294117647">
            <text:p>-0.058823529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 table:number-rows-repeated="31">
          <table:table-cell table:style-name="Default" table:number-columns-repeated="11"/>
          <table:table-cell table:number-columns-repeated="101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nd" table:style-name="ta5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sizeX</text:p>
          </table:table-cell>
          <table:table-cell office:value-type="string">
            <text:p>sizeY</text:p>
          </table:table-cell>
          <table:table-cell/>
          <table:table-cell office:value-type="string">
            <text:p>Pivotx</text:p>
          </table:table-cell>
          <table:table-cell office:value-type="string">
            <text:p>Pivoty</text:p>
          </table:table-cell>
          <table:table-cell table:number-columns-repeated="1015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44">
            <text:p>44</text:p>
          </table:table-cell>
          <table:table-cell table:style-name="ce1"/>
          <table:table-cell table:style-name="ce1" office:value-type="float" office:value="93">
            <text:p>93</text:p>
          </table:table-cell>
          <table:table-cell table:style-name="ce1" office:value-type="float" office:value="44">
            <text:p>44</text:p>
          </table:table-cell>
          <table:table-cell table:style-name="ce1"/>
          <table:table-cell table:style-name="ce1" table:formula="of:=[.B2]/[.E2]" office:value-type="float" office:value="0.634408602150538">
            <text:p>0.6344086022</text:p>
          </table:table-cell>
          <table:table-cell table:style-name="ce1" table:formula="of:=1-[.C2]/[.F2]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43">
            <text:p>43</text:p>
          </table:table-cell>
          <table:table-cell/>
          <table:table-cell office:value-type="float" office:value="93">
            <text:p>93</text:p>
          </table:table-cell>
          <table:table-cell office:value-type="float" office:value="43">
            <text:p>43</text:p>
          </table:table-cell>
          <table:table-cell/>
          <table:table-cell table:formula="of:=[.B3]/[.E3]" office:value-type="float" office:value="0.634408602150538">
            <text:p>0.6344086022</text:p>
          </table:table-cell>
          <table:table-cell table:formula="of:=1-[.C3]/[.F3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42">
            <text:p>42</text:p>
          </table:table-cell>
          <table:table-cell table:style-name="ce1"/>
          <table:table-cell table:style-name="ce1" office:value-type="float" office:value="93">
            <text:p>93</text:p>
          </table:table-cell>
          <table:table-cell table:style-name="ce1" office:value-type="float" office:value="42">
            <text:p>42</text:p>
          </table:table-cell>
          <table:table-cell table:style-name="ce1"/>
          <table:table-cell table:style-name="ce1" table:formula="of:=[.B4]/[.E4]" office:value-type="float" office:value="0.634408602150538">
            <text:p>0.6344086022</text:p>
          </table:table-cell>
          <table:table-cell table:style-name="ce1" table:formula="of:=1-[.C4]/[.F4]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42">
            <text:p>42</text:p>
          </table:table-cell>
          <table:table-cell/>
          <table:table-cell office:value-type="float" office:value="93">
            <text:p>93</text:p>
          </table:table-cell>
          <table:table-cell office:value-type="float" office:value="42">
            <text:p>42</text:p>
          </table:table-cell>
          <table:table-cell/>
          <table:table-cell table:formula="of:=[.B5]/[.E5]" office:value-type="float" office:value="0.634408602150538">
            <text:p>0.6344086022</text:p>
          </table:table-cell>
          <table:table-cell table:formula="of:=1-[.C5]/[.F5]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43">
            <text:p>43</text:p>
          </table:table-cell>
          <table:table-cell table:style-name="ce1"/>
          <table:table-cell table:style-name="ce1" office:value-type="float" office:value="93">
            <text:p>93</text:p>
          </table:table-cell>
          <table:table-cell table:style-name="ce1" office:value-type="float" office:value="43">
            <text:p>43</text:p>
          </table:table-cell>
          <table:table-cell table:style-name="ce1"/>
          <table:table-cell table:style-name="ce1" table:formula="of:=[.B6]/[.E6]" office:value-type="float" office:value="0.634408602150538">
            <text:p>0.6344086022</text:p>
          </table:table-cell>
          <table:table-cell table:style-name="ce1" table:formula="of:=1-[.C6]/[.F6]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44">
            <text:p>44</text:p>
          </table:table-cell>
          <table:table-cell/>
          <table:table-cell office:value-type="float" office:value="93">
            <text:p>93</text:p>
          </table:table-cell>
          <table:table-cell office:value-type="float" office:value="44">
            <text:p>44</text:p>
          </table:table-cell>
          <table:table-cell/>
          <table:table-cell table:formula="of:=[.B7]/[.E7]" office:value-type="float" office:value="0.634408602150538">
            <text:p>0.6344086022</text:p>
          </table:table-cell>
          <table:table-cell table:formula="of:=1-[.C7]/[.F7]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 table:number-rows-repeated="26">
          <table:table-cell table:style-name="Default" table:number-columns-repeated="12"/>
          <table:table-cell table:number-columns-repeated="101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lk" table:style-name="ta6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sizeX</text:p>
          </table:table-cell>
          <table:table-cell office:value-type="string">
            <text:p>sizeY</text:p>
          </table:table-cell>
          <table:table-cell/>
          <table:table-cell office:value-type="string">
            <text:p>Pivotx</text:p>
          </table:table-cell>
          <table:table-cell office:value-type="string">
            <text:p>Pivoty</text:p>
          </table:table-cell>
          <table:table-cell table:number-columns-repeated="1015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office:value-type="float" office:value="93">
            <text:p>93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table:formula="of:=[.B2]/[.E2]" office:value-type="float" office:value="0.612903225806452">
            <text:p>0.6129032258</text:p>
          </table:table-cell>
          <table:table-cell table:style-name="ce1" table:formula="of:=1-[.C2]/[.F2]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42">
            <text:p>42</text:p>
          </table:table-cell>
          <table:table-cell/>
          <table:table-cell office:value-type="float" office:value="93">
            <text:p>93</text:p>
          </table:table-cell>
          <table:table-cell office:value-type="float" office:value="42">
            <text:p>42</text:p>
          </table:table-cell>
          <table:table-cell/>
          <table:table-cell table:formula="of:=[.B3]/[.E3]" office:value-type="float" office:value="0.623655913978495">
            <text:p>0.623655914</text:p>
          </table:table-cell>
          <table:table-cell table:formula="of:=1-[.C3]/[.F3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44">
            <text:p>44</text:p>
          </table:table-cell>
          <table:table-cell table:style-name="ce1"/>
          <table:table-cell table:style-name="ce1" office:value-type="float" office:value="93">
            <text:p>93</text:p>
          </table:table-cell>
          <table:table-cell table:style-name="ce1" office:value-type="float" office:value="44">
            <text:p>44</text:p>
          </table:table-cell>
          <table:table-cell table:style-name="ce1"/>
          <table:table-cell table:style-name="ce1" table:formula="of:=[.B4]/[.E4]" office:value-type="float" office:value="0.634408602150538">
            <text:p>0.6344086022</text:p>
          </table:table-cell>
          <table:table-cell table:style-name="ce1" table:formula="of:=1-[.C4]/[.F4]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49">
            <text:p>49</text:p>
          </table:table-cell>
          <table:table-cell/>
          <table:table-cell office:value-type="float" office:value="93">
            <text:p>93</text:p>
          </table:table-cell>
          <table:table-cell office:value-type="float" office:value="43">
            <text:p>43</text:p>
          </table:table-cell>
          <table:table-cell/>
          <table:table-cell table:formula="of:=[.B5]/[.E5]" office:value-type="float" office:value="0.645161290322581">
            <text:p>0.6451612903</text:p>
          </table:table-cell>
          <table:table-cell table:formula="of:=1-[.C5]/[.F5]" office:value-type="float" office:value="-0.13953488372093">
            <text:p>-0.1395348837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48">
            <text:p>48</text:p>
          </table:table-cell>
          <table:table-cell table:style-name="ce1"/>
          <table:table-cell table:style-name="ce1" office:value-type="float" office:value="93">
            <text:p>93</text:p>
          </table:table-cell>
          <table:table-cell table:style-name="ce1" office:value-type="float" office:value="44">
            <text:p>44</text:p>
          </table:table-cell>
          <table:table-cell table:style-name="ce1"/>
          <table:table-cell table:style-name="ce1" table:formula="of:=[.B6]/[.E6]" office:value-type="float" office:value="0.655913978494624">
            <text:p>0.6559139785</text:p>
          </table:table-cell>
          <table:table-cell table:style-name="ce1" table:formula="of:=1-[.C6]/[.F6]" office:value-type="float" office:value="-0.0909090909090908">
            <text:p>-0.0909090909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46">
            <text:p>46</text:p>
          </table:table-cell>
          <table:table-cell/>
          <table:table-cell office:value-type="float" office:value="93">
            <text:p>93</text:p>
          </table:table-cell>
          <table:table-cell office:value-type="float" office:value="46">
            <text:p>46</text:p>
          </table:table-cell>
          <table:table-cell/>
          <table:table-cell table:formula="of:=[.B7]/[.E7]" office:value-type="float" office:value="0.655913978494624">
            <text:p>0.6559139785</text:p>
          </table:table-cell>
          <table:table-cell table:formula="of:=1-[.C7]/[.F7]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43">
            <text:p>43</text:p>
          </table:table-cell>
          <table:table-cell table:style-name="ce1"/>
          <table:table-cell table:style-name="ce1" office:value-type="float" office:value="93">
            <text:p>93</text:p>
          </table:table-cell>
          <table:table-cell table:style-name="ce1" office:value-type="float" office:value="43">
            <text:p>43</text:p>
          </table:table-cell>
          <table:table-cell table:style-name="ce1"/>
          <table:table-cell table:style-name="ce1" table:formula="of:=[.B8]/[.E8]" office:value-type="float" office:value="0.655913978494624">
            <text:p>0.6559139785</text:p>
          </table:table-cell>
          <table:table-cell table:style-name="ce1" table:formula="of:=1-[.C8]/[.F8]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44">
            <text:p>44</text:p>
          </table:table-cell>
          <table:table-cell/>
          <table:table-cell office:value-type="float" office:value="93">
            <text:p>93</text:p>
          </table:table-cell>
          <table:table-cell office:value-type="float" office:value="44">
            <text:p>44</text:p>
          </table:table-cell>
          <table:table-cell/>
          <table:table-cell table:formula="of:=[.B9]/[.E9]" office:value-type="float" office:value="0.645161290322581">
            <text:p>0.6451612903</text:p>
          </table:table-cell>
          <table:table-cell table:formula="of:=1-[.C9]/[.F9]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14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50">
            <text:p>50</text:p>
          </table:table-cell>
          <table:table-cell table:style-name="ce1"/>
          <table:table-cell table:style-name="ce1" office:value-type="float" office:value="93">
            <text:p>93</text:p>
          </table:table-cell>
          <table:table-cell table:style-name="ce1" office:value-type="float" office:value="43">
            <text:p>43</text:p>
          </table:table-cell>
          <table:table-cell table:style-name="ce1"/>
          <table:table-cell table:style-name="ce1" table:formula="of:=[.B10]/[.E10]" office:value-type="float" office:value="0.634408602150538">
            <text:p>0.6344086022</text:p>
          </table:table-cell>
          <table:table-cell table:style-name="ce1" table:formula="of:=1-[.C10]/[.F10]" office:value-type="float" office:value="-0.162790697674419">
            <text:p>-0.1627906977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office:value-type="float" office:value="49">
            <text:p>49</text:p>
          </table:table-cell>
          <table:table-cell/>
          <table:table-cell office:value-type="float" office:value="93">
            <text:p>93</text:p>
          </table:table-cell>
          <table:table-cell office:value-type="float" office:value="45">
            <text:p>45</text:p>
          </table:table-cell>
          <table:table-cell/>
          <table:table-cell table:formula="of:=[.B11]/[.E11]" office:value-type="float" office:value="0.623655913978495">
            <text:p>0.623655914</text:p>
          </table:table-cell>
          <table:table-cell table:formula="of:=1-[.C11]/[.F11]" office:value-type="float" office:value="-0.0888888888888888">
            <text:p>-0.0888888889</text:p>
          </table:table-cell>
          <table:table-cell office:value-type="float" office:value="9">
            <text:p>9</text:p>
          </table:table-cell>
          <table:table-cell table:number-columns-repeated="1014"/>
        </table:table-row>
        <table:table-row table:style-name="ro1" table:number-rows-repeated="25">
          <table:table-cell table:style-name="Default" table:number-columns-repeated="12"/>
          <table:table-cell table:number-columns-repeated="101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9P0" style:volatile="true" number:language="ja" number:country="JP">
      <number:text>¥</number:text>
      <number:number number:decimal-places="0" number:min-integer-digits="1" number:grouping="true"/>
    </number:number-style>
    <number:number-style style:name="N8109" number:language="ja" number:country="JP">
      <number:text>-¥</number:text>
      <number:number number:decimal-places="0" number:min-integer-digits="1" number:grouping="true"/>
      <style:map style:condition="value()&gt;=0" style:apply-style-name="N8109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2P0" style:volatile="true" number:language="ja" number:country="JP">
      <number:text>¥</number:text>
      <number:number number:decimal-places="2" number:min-integer-digits="1" number:grouping="true"/>
    </number:number-style>
    <number:number-style style:name="N8112" number:language="ja" number:country="JP">
      <number:text>-¥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3P0"/>
    </number:number-style>
    <number:date-style style:name="N8114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5" number:language="ja" number:country="JP">
      <number:day number:style="long"/>
      <number:text>-</number:text>
      <number:month number:textual="true"/>
    </number:date-style>
    <number:date-style style:name="N8116" number:language="ja" number:country="JP">
      <number:month number:textual="true"/>
      <number:text>-</number:text>
      <number:year/>
    </number:date-style>
    <number:time-style style:name="N8117" number:language="ja" number:country="JP">
      <number:hours/>
      <number:text>:</number:text>
      <number:minutes number:style="long"/>
      <number:text> </number:text>
      <number:am-pm/>
    </number:time-style>
    <number:time-style style:name="N8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0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2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2P0"/>
    </number:number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5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5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date-style style:name="N8127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8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29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0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1" number:language="ja" number:country="JP">
      <number:hours/>
      <number:text>時</number:text>
      <number:minutes number:style="long"/>
      <number:text>分</number:text>
    </number:time-style>
    <number:time-style style:name="N813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3" number:language="ja" number:country="JP">
      <number:year number:style="long"/>
      <number:text>年</number:text>
      <number:month number:style="long"/>
      <number:text>月</number:text>
    </number:date-style>
    <number:date-style style:name="N8134" number:language="ja" number:country="JP">
      <number:month number:style="long"/>
      <number:text>月</number:text>
      <number:day number:style="long"/>
      <number:text>日</number:text>
    </number:date-style>
    <number:number-style style:name="N8135P0" style:volatile="true" number:language="ja" number:country="JP">
      <number:number number:decimal-places="0" number:min-integer-digits="1" number:grouping="true"/>
    </number:number-style>
    <number:number-style style:name="N8135" number:language="ja" number:country="JP">
      <number:text>-</number:text>
      <number:number number:decimal-places="0" number:min-integer-digits="1" number:grouping="true"/>
      <style:map style:condition="value()&gt;=0" style:apply-style-name="N8135P0"/>
    </number:number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2016/11/24</text:date>, <text:time>20:35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2_20__28_5_29_" style:display-name="PageStyle_Sheet2 (5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_28_4_29_" style:display-name="PageStyle_Sheet2 (4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_28_2_29_" style:display-name="PageStyle_Sheet2 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_28_3_29_" style:display-name="PageStyle_Sheet2 (3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_28_7_29_" style:display-name="PageStyle_Sheet2 (7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_28_6_29_" style:display-name="PageStyle_Sheet2 (6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16-11-24T20:35:20.04</dc:date>
    <dc:creator>sf sf</dc:creator>
    <meta:editing-duration>PT14H55M15S</meta:editing-duration>
    <meta:editing-cycles>2</meta:editing-cycles>
    <meta:document-statistic meta:table-count="6" meta:cell-count="280" meta:object-count="0"/>
  </office:meta>
</office:document-meta>
</file>